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2">
      <style:text-properties fo:font-weight="bold" style:font-weight-asian="bold" style:font-weight-complex="bold"/>
    </style:style>
    <style:style style:name="P47" style:family="paragraph" style:parent-style-name="Text_20_body" style:list-style-name="L2">
      <style:text-properties fo:font-weight="normal" style:font-weight-asian="normal" style:font-weight-complex="normal"/>
    </style:style>
    <style:style style:name="P48" style:family="paragraph" style:parent-style-name="Text_20_body" style:list-style-name="L16">
      <style:text-properties fo:font-weight="normal" style:font-weight-asian="normal" style:font-weight-complex="normal"/>
    </style:style>
    <style:style style:name="P49" style:family="paragraph" style:parent-style-name="Text_20_body" style:list-style-name="L25">
      <style:text-properties fo:font-weight="normal" style:font-weight-asian="normal" style:font-weight-complex="normal"/>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paragraph-properties>
        <style:tab-stops>
          <style:tab-stop style:position="0.45cm"/>
        </style:tab-stops>
      </style:paragraph-properties>
    </style:style>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paragraph-properties fo:text-align="start" style:justify-single-word="false"/>
    </style:style>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11" style:master-page-name="">
      <style:paragraph-properties fo:margin-top="0cm" fo:margin-bottom="0cm" style:page-number="auto"/>
    </style:style>
    <style:style style:name="P72" style:family="paragraph" style:parent-style-name="Text_20_body" style:list-style-name="L18" style:master-page-name="">
      <style:paragraph-properties fo:margin-top="0cm" fo:margin-bottom="0cm" style:page-number="auto"/>
    </style:style>
    <style:style style:name="P73" style:family="paragraph" style:parent-style-name="Text_20_body" style:list-style-name="L20" style:master-page-name="">
      <style:paragraph-properties fo:margin-top="0cm" fo:margin-bottom="0cm" style:page-number="auto"/>
    </style:style>
    <style:style style:name="P74" style:family="paragraph" style:parent-style-name="Text_20_body" style:list-style-name="L11">
      <style:paragraph-properties fo:margin-top="0cm" fo:margin-bottom="0cm"/>
    </style:style>
    <style:style style:name="P75" style:family="paragraph" style:parent-style-name="Text_20_body" style:list-style-name="L13">
      <style:paragraph-properties fo:margin-top="0cm" fo:margin-bottom="0cm"/>
    </style:style>
    <style:style style:name="P76" style:family="paragraph" style:parent-style-name="Text_20_body" style:list-style-name="L18">
      <style:paragraph-properties fo:margin-top="0cm" fo:margin-bottom="0cm"/>
    </style:style>
    <style:style style:name="P77" style:family="paragraph" style:parent-style-name="Text_20_body" style:list-style-name="L19">
      <style:paragraph-properties fo:margin-top="0cm" fo:margin-bottom="0cm"/>
    </style:style>
    <style:style style:name="P78" style:family="paragraph" style:parent-style-name="Text_20_body" style:list-style-name="L20">
      <style:paragraph-properties fo:margin-top="0cm" fo:margin-bottom="0cm"/>
    </style:style>
    <style:style style:name="P79" style:family="paragraph" style:parent-style-name="Text_20_body" style:list-style-name="L22">
      <style:paragraph-properties fo:margin-top="0cm" fo:margin-bottom="0cm" fo:text-align="start" style:justify-single-word="false" style:shadow="none"/>
    </style:style>
    <style:style style:name="P80" style:family="paragraph" style:parent-style-name="Heading_20_1" style:master-page-name="">
      <style:paragraph-properties style:page-number="auto" fo:break-before="page"/>
    </style:style>
    <style:style style:name="P81" style:family="paragraph" style:parent-style-name="Table_20_Contents">
      <style:text-properties fo:background-color="transparent"/>
    </style:style>
    <style:style style:name="P82" style:family="paragraph" style:parent-style-name="Contents_20_1">
      <style:paragraph-properties>
        <style:tab-stops>
          <style:tab-stop style:position="16.999cm" style:type="right" style:leader-style="dotted" style:leader-text="."/>
        </style:tab-stops>
      </style:paragraph-properties>
    </style:style>
    <style:style style:name="P8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2"><text:s/>1 Introduction<text:tab/>5</text:p>
          <text:p text:style-name="P82"><text:s/>2 Licence<text:tab/>6</text:p>
          <text:p text:style-name="P83"><text:s/>2.1 GNU Lesser General Public License<text:tab/>6</text:p>
          <text:p text:style-name="P83"><text:s/>2.2 Clarification of Intentions<text:tab/>6</text:p>
          <text:p text:style-name="P82"><text:s/>3 Installation<text:tab/>7</text:p>
          <text:p text:style-name="P83"><text:s/>3.1 Unpacking<text:tab/>7</text:p>
          <text:p text:style-name="P83"><text:s/>3.2 Install Additional Perl Modules<text:tab/>7</text:p>
          <text:p text:style-name="P83"><text:s/>3.3 Apache2 Configuration – With mod_perl<text:tab/>8</text:p>
          <text:p text:style-name="P83"><text:s/>3.4 Apache2 Configuration – Without mod_perl<text:tab/>8</text:p>
          <text:p text:style-name="P83"><text:s/>3.5 Relocating Jarvis<text:tab/>8</text:p>
          <text:p text:style-name="P83"><text:s/>3.6 Test<text:tab/>9</text:p>
          <text:p text:style-name="P82"><text:s/>4 Application Configuration File<text:tab/>10</text:p>
          <text:p text:style-name="P83"><text:s/>4.1 Introduction<text:tab/>10</text:p>
          <text:p text:style-name="P83"><text:s/>4.2 &lt;jarvis&gt;&lt;app&gt;<text:tab/>11</text:p>
          <text:p text:style-name="P83"><text:s/>4.3 Configuration: format<text:tab/>12</text:p>
          <text:p text:style-name="P83"><text:s/>4.4 Configuration: debug<text:tab/>13</text:p>
          <text:p text:style-name="P83"><text:s/>4.5 Configuration: dump<text:tab/>13</text:p>
          <text:p text:style-name="P83"><text:s/>4.6 Configuration: log_format<text:tab/>13</text:p>
          <text:p text:style-name="P83"><text:s/>4.7 Configuration: page_limit_param, page_start_param<text:tab/>13</text:p>
          <text:p text:style-name="P83"><text:s/>4.8 Configuration: sort_field_param, sort_dir_param<text:tab/>14</text:p>
          <text:p text:style-name="P83"><text:s/>4.9 Configuration: dataset_dir<text:tab/>14</text:p>
          <text:p text:style-name="P83"><text:s/>4.10 Configuration: default_libs<text:tab/>15</text:p>
          <text:p text:style-name="P83"><text:s/>4.11 Configuration: method_param<text:tab/>15</text:p>
          <text:p text:style-name="P83"><text:s/>4.12 Configuration: login<text:tab/>15</text:p>
          <text:p text:style-name="P83"><text:s/>4.13 Configuration: database<text:tab/>16</text:p>
          <text:p text:style-name="P83"><text:s/>4.14 Configuration: sessiondb<text:tab/>16</text:p>
          <text:p text:style-name="P83"><text:s/>4.15 Configuration: exec &amp; plugin<text:tab/>17</text:p>
          <text:p text:style-name="P83"><text:s/>4.16 Configuration: habitat<text:tab/>17</text:p>
          <text:p text:style-name="P82"><text:s/>5 Login Module Configuration<text:tab/>18</text:p>
          <text:p text:style-name="P83"><text:s/>5.1 Standard Modules<text:tab/>18</text:p>
          <text:p text:style-name="P83"><text:s/>5.2 Active Directory Login<text:tab/>18</text:p>
          <text:p text:style-name="P83"><text:s/>5.3 Basic Auth Login<text:tab/>19</text:p>
          <text:p text:style-name="P83"><text:s/>5.4 Database Login<text:tab/>20</text:p>
          <text:p text:style-name="P83"><text:s/>5.5 None Login<text:tab/>20</text:p>
          <text:p text:style-name="P83"><text:s/>5.6 Single Login<text:tab/>21</text:p>
          <text:p text:style-name="P82"><text:s/>6 Special Datasets &amp; Jarvis Login<text:tab/>23</text:p>
          <text:p text:style-name="P83"><text:s/>6.1 Jarvis URLs<text:tab/>23</text:p>
          <text:p text:style-name="P83"><text:s/>6.2 The __status Dataset<text:tab/>23</text:p>
          <text:p text:style-name="P83"><text:s/>6.3 The __habitat Dataset<text:tab/>24</text:p>
          <text:p text:style-name="P83"><text:s/>6.4 The __logout Dataset<text:tab/>25</text:p>
          <text:p text:style-name="P83"><text:s/>6.5 Logging-In to Jarvis<text:tab/>25</text:p>
          <text:p text:style-name="P83"><text:s/>6.6 Jarvis Error Responses<text:tab/>25</text:p>
          <text:p text:style-name="P82"><text:s/>7 Datasets<text:tab/>27</text:p>
          <text:p text:style-name="P83"><text:s/>7.1 Data Fetch Response Format<text:tab/>27</text:p>
          <text:p text:style-name="P83"><text:soft-page-break/><text:s/>7.2 Dataset Definition<text:tab/>28</text:p>
          <text:p text:style-name="P83"><text:s/>7.3 Dataset Parameters<text:tab/>29</text:p>
          <text:p text:style-name="P83"><text:s/>7.4 Secure Dataset Parameters<text:tab/>31</text:p>
          <text:p text:style-name="P83"><text:s/>7.5 Modifying Datasets – Single Modification<text:tab/>32</text:p>
          <text:p text:style-name="P83"><text:s/>7.6 Modifying Datasets – Array of Modifications<text:tab/>34</text:p>
          <text:p text:style-name="P83"><text:s/>7.7 Modifying Datasets – Array of Mixed Modifications<text:tab/>36</text:p>
          <text:p text:style-name="P83"><text:s/>7.8 Before &amp; After Statements<text:tab/>36</text:p>
          <text:p text:style-name="P83"><text:s/>7.9 Failed Modifications<text:tab/>36</text:p>
          <text:p text:style-name="P83"><text:s/>7.10 Dataset Transformations<text:tab/>37</text:p>
          <text:p text:style-name="P82"><text:s/>8 Exec &amp; Plugin<text:tab/>38</text:p>
          <text:p text:style-name="P83"><text:s/>8.1 Exec<text:tab/>38</text:p>
          <text:p text:style-name="P83"><text:s/>8.2 Plugin<text:tab/>40</text:p>
          <text:p text:style-name="P82"><text:s/>9 Performance Notes<text:tab/>43</text:p>
          <text:p text:style-name="P83"><text:s/>9.1 How Fast is Jarvis?<text:tab/>43</text:p>
          <text:p text:style-name="P82"><text:s/>10 Tracking Application<text:tab/>44</text:p>
          <text:p text:style-name="P83"><text:s/>10.1 Tracking Requests &amp; Errors<text:tab/>44</text:p>
          <text:p text:style-name="P83"><text:s/>10.2 The Tracker Database File<text:tab/>44</text:p>
          <text:p text:style-name="P83"><text:s/>10.3 The Tracker Display Application<text:tab/>44</text:p>
          <text:p text:style-name="P82"><text:s/>11 Demo Application<text:tab/>47</text:p>
          <text:p text:style-name="P83"><text:s/>11.1 Enable Jarvis<text:tab/>47</text:p>
          <text:p text:style-name="P83"><text:s/>11.2 Copy The Demo Database<text:tab/>47</text:p>
          <text:p text:style-name="P83"><text:s/>11.3 Configure Demo Web-Service<text:tab/>47</text:p>
          <text:p text:style-name="P83"><text:s/>11.4 Install ExtJS<text:tab/>48</text:p>
          <text:p text:style-name="P83"><text:s/>11.5 Configure Demo ExtJS Application<text:tab/>49</text:p>
          <text:p text:style-name="P83"><text:s/>11.6 Enable Database Write<text:tab/>49</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081068376" text:style-name="L1">
        <text:list-item>
          <text:p text:style-name="P44">Rich Internet Application. <text:s/>Ajax (XML or JSON) requests and responses.</text:p>
        </text:list-item>
        <text:list-item>
          <text:p text:style-name="P44">JARVIS</text:p>
        </text:list-item>
        <text:list-item>
          <text:p text:style-name="P4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178309326" text:style-name="L2">
        <text:list-item>
          <text:p text:style-name="P46">Secure: </text:p>
          <text:list>
            <text:list-item>
              <text:p text:style-name="P45">Jarvis can run over https. <text:s/></text:p>
            </text:list-item>
            <text:list-item>
              <text:p text:style-name="P45">Jarvis uses single-login and CGI cookies to maintain authenticated sessions. <text:s/></text:p>
            </text:list-item>
            <text:list-item>
              <text:p text:style-name="P45">Jarvis uses parameterized statements to prevent against SQL injection. </text:p>
            </text:list-item>
            <text:list-item>
              <text:p text:style-name="P45">Jarvis provides group-based access control.</text:p>
            </text:list-item>
          </text:list>
        </text:list-item>
        <text:list-item>
          <text:p text:style-name="P46">Extensible:</text:p>
          <text:list>
            <text:list-item>
              <text:p text:style-name="P47">Jarvis provides independent “datasets”, defined as simple XML files containing SQL.</text:p>
            </text:list-item>
            <text:list-item>
              <text:p text:style-name="P47">Jarvis provides configurable “exec” extensions (e.g. running Jasper reports).</text:p>
            </text:list-item>
            <text:list-item>
              <text:p text:style-name="P47">Jarvis provides a “plugin” mechanism for adding custom Perl modules.</text:p>
            </text:list-item>
          </text:list>
        </text:list-item>
        <text:list-item>
          <text:p text:style-name="P46">Standards-Based:</text:p>
          <text:list>
            <text:list-item>
              <text:p text:style-name="P47">Jarvis is based on XML, JSON, http/s and REST.</text:p>
            </text:list-item>
          </text:list>
        </text:list-item>
        <text:list-item>
          <text:p text:style-name="P46">Reasonably Efficient:</text:p>
          <text:list>
            <text:list-item>
              <text:p text:style-name="P47">Jarvis is “plenty fast enough”. <text:s/></text:p>
            </text:list-item>
            <text:list-item>
              <text:p text:style-name="P47">Jarvis is written in a scripted language as many back end services are.</text:p>
            </text:list-item>
            <text:list-item>
              <text:p text:style-name="P47">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8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727022143" text:style-name="L3">
        <text:list-item>
          <text:p text:style-name="P50">Modify the Apache configuration (as described above).</text:p>
        </text:list-item>
        <text:list-item>
          <text:p text:style-name="P5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5792458" text:style-name="L4">
        <text:list-item>
          <text:p text:style-name="P51">The database connection.</text:p>
        </text:list-item>
        <text:list-item>
          <text:p text:style-name="P51">The username/group list.</text:p>
        </text:list-item>
        <text:list-item>
          <text:p text:style-name="P5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36367331" text:style-name="L5">
        <text:list-item>
          <text:p text:style-name="P52">This may be over-ridden a per-request basis with the CGI parameter “format”.</text:p>
        </text:list-item>
        <text:list-item>
          <text:p text:style-name="P52">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612372893" text:style-name="L6">
        <text:list-item>
          <text:p text:style-name="P53">All client-submitted request body.</text:p>
        </text:list-item>
        <text:list-item>
          <text:p text:style-name="P53">All returned XML/JSON/CSV content.</text:p>
        </text:list-item>
        <text:list-item>
          <text:p text:style-name="P5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150066904" text:style-name="L7">
        <text:list-item>
          <text:p text:style-name="P54">Extract ALL records from the database query.</text:p>
        </text:list-item>
        <text:list-item>
          <text:p text:style-name="P54">Slice out and return only those rows specified by the page parameters. <text:s/>E.g start = 50, limit = 25 means return rows with zero-based indexes 50-74.</text:p>
        </text:list-item>
        <text:list-item>
          <text:p text:style-name="P54">Return “fetched” as the total number of all rows read from the database query.</text:p>
        </text:list-item>
        <text:list-item>
          <text:p text:style-name="P5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973917924" text:continue-numbering="true" text:style-name="L7">
        <text:list-item>
          <text:p text:style-name="P54">Extract ALL records from the database query in the default query sort order.</text:p>
        </text:list-item>
        <text:list-item>
          <text:p text:style-name="P54">Use Perl “cmp” alphabetical sorting either ascending or descending.</text:p>
        </text:list-item>
        <text:list-item>
          <text:p text:style-name="P5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702708773" text:style-name="L8">
        <text:list-item>
          <text:p text:style-name="P55">All dataset definitions must be contained within XML files contained in or below the single directory path specified by the “dataset_dir” parameter.</text:p>
        </text:list-item>
        <text:list-item>
          <text:p text:style-name="P55">All dataset files must have the suffix “.xml”.</text:p>
        </text:list-item>
        <text:list-item>
          <text:p text:style-name="P55"><text:soft-page-break/>The “.xml” suffix must not be included in the dataset name as provided by the client, it will always be added by Jarvis.</text:p>
        </text:list-item>
        <text:list-item>
          <text:p text:style-name="P55">The dataset name specified by the client must consist only of characters from the following list: “a-z”, “A-Z”, “0-9”, “_” (underscore), “-” (hyphen) and “.” (dot).</text:p>
        </text:list-item>
        <text:list-item>
          <text:p text:style-name="P55">A “.” (dot) character in the dataset name is interpreted as a directory separator by Jarvis. <text:s/>On Unix-based systems this is a forward-slash. <text:s/>On Windows-based systems, Perl will translate the forward slash into a backslash.</text:p>
        </text:list-item>
        <text:list-item>
          <text:p text:style-name="P55">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text:soft-page-break/>modules:</text:p>
      <text:list xml:id="list1629533350" text:style-name="L9">
        <text:list-item>
          <text:p text:style-name="P56">None – user is always logged in.</text:p>
        </text:list-item>
        <text:list-item>
          <text:p text:style-name="P56">Database – the username and passwords are stored in the database.</text:p>
        </text:list-item>
        <text:list-item>
          <text:p text:style-name="P56">ActiveDirectory – the usernames and passwords are checked against an Microsoft ActiveDirectory server. <text:s/>It is likely that one day this will be copied and modified to add support for standard LDAP, which is very similar.</text:p>
        </text:list-item>
        <text:list-item>
          <text:p text:style-name="P56">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910712114" text:style-name="L10">
        <text:list-item>
          <text:p text:style-name="P57">dbi:Pg:&lt;database-handle&gt; (Postgres)</text:p>
        </text:list-item>
        <text:list-item>
          <text:p text:style-name="P5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0" text:outline-level="1">Login Module Configuration</text:h>
      <text:h text:style-name="Heading_20_2" text:outline-level="2">Standard Modules</text:h>
      <text:p text:style-name="Text_20_body">Jarvis uses a pluggable login module mechanism. <text:s/>The following modules are provided:</text:p>
      <text:list xml:id="list1688007341" text:style-name="L11">
        <text:list-item>
          <text:p text:style-name="P71">ActiveDirectory.pm</text:p>
        </text:list-item>
        <text:list-item>
          <text:p text:style-name="P74">BasicAuth.pm</text:p>
        </text:list-item>
        <text:list-item>
          <text:p text:style-name="P74">Database.pm</text:p>
        </text:list-item>
        <text:list-item>
          <text:p text:style-name="P74">None.pm</text:p>
        </text:list-item>
        <text:list-item>
          <text:p text:style-name="P58">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071488318" text:style-name="L12">
        <text:list-item>
          <text:p text:style-name="P59">Remote (client) IP address match, and/or</text:p>
        </text:list-item>
        <text:list-item>
          <text:p text:style-name="P59">Client must supply username and password, and/or</text:p>
        </text:list-item>
        <text:list-item>
          <text:p text:style-name="P5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303764452" text:style-name="L13">
        <text:list-item>
          <text:p text:style-name="P75">Jarvis is installed into /opt/jarvis as per default.</text:p>
        </text:list-item>
        <text:list-item>
          <text:p text:style-name="P75">The jarvis ScriptAlias is configured.</text:p>
        </text:list-item>
        <text:list-item>
          <text:p text:style-name="P75">The Apache webserver is accessible on http://localhost/.</text:p>
        </text:list-item>
        <text:list-item>
          <text:p text:style-name="P75">The demo.xml file has been soft linked or copied into /.</text:p>
        </text:list-item>
        <text:list-item>
          <text:p text:style-name="P75">The “None” login module is configured for the demo application.</text:p>
        </text:list-item>
        <text:list-item>
          <text:p text:style-name="P6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451832902" text:style-name="L14">
        <text:list-item>
          <text:p text:style-name="P61">“username”</text:p>
        </text:list-item>
        <text:list-item>
          <text:p text:style-name="P6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367031166" text:style-name="L15">
        <text:list-item>
          <text:p text:style-name="P62">Internal configuration problem – bad server-side XML configuration (main or dataset).</text:p>
        </text:list-item>
        <text:list-item>
          <text:p text:style-name="P62">Database connection problem.</text:p>
        </text:list-item>
        <text:list-item>
          <text:p text:style-name="P62">Request body is malformed JSON or XML.</text:p>
        </text:list-item>
        <text:list-item>
          <text:p text:style-name="P62">Missing mandatory parameter in request.</text:p>
        </text:list-item>
        <text:list-item>
          <text:p text:style-name="P62">Any other fatal problem.</text:p>
        </text:list-item>
        <text:list-item>
          <text:p text:style-name="P62">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552887258" text:style-name="L16">
        <text:list-item>
          <text:p text:style-name="P48">Cannot insert data due to primary key, foreign key, unique constraints.</text:p>
        </text:list-item>
        <text:list-item>
          <text:p text:style-name="P48">No data found. <text:s/></text:p>
        </text:list-item>
        <text:list-item>
          <text:p text:style-name="P48">Data parameter is invalid type/value for column. <text:s/></text:p>
        </text:list-item>
      </text:list>
      <text:p text:style-name="P16">In all these cases, the returned content will be JSON or XML or CSV in a “200 Successful” response.</text:p>
      <text:p text:style-name="Text_20_body"/>
      <text:h text:style-name="P8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610589827" text:style-name="L17">
        <text:list-item>
          <text:p text:style-name="P63">CGI GET parameters in the URL suffix “/&lt;app&gt;/&lt;ds&gt;?param=value&amp;param2=another”.</text:p>
        </text:list-item>
        <text:list-item>
          <text:p text:style-name="P63">XML or JSON parameters in the “application/json” or “application/xml” request body.</text:p>
        </text:list-item>
        <text:list-item>
          <text:p text:style-name="P63">RESTful parameters in the URL suffix “/&lt;app&gt;/&lt;ds&gt;/p1/p2”.</text:p>
        </text:list-item>
        <text:list-item>
          <text:p text:style-name="P63">Jarvis-Supplied default user parameters (from “default_parameters” configuration).</text:p>
        </text:list-item>
      </text:list>
      <text:p text:style-name="Text_20_body">Secure Parameters:</text:p>
      <text:list xml:id="list1503326335" text:continue-numbering="true" text:style-name="L17">
        <text:list-item>
          <text:p text:style-name="P6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66425491" text:style-name="L18">
        <text:list-item>
          <text:p text:style-name="P72">my(param)</text:p>
        </text:list-item>
        <text:list-item>
          <text:p text:style-name="P76">__my_param</text:p>
        </text:list-item>
        <text:list-item>
          <text:p text:style-name="P76">_1param</text:p>
        </text:list-item>
        <text:list-item>
          <text:p text:style-name="P6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354415041" text:style-name="L19">
        <text:list-item>
          <text:p text:style-name="P77">Begin transaction.</text:p>
        </text:list-item>
        <text:list-item>
          <text:p text:style-name="P77">Perform “before” SQL (if configured for this dataset).</text:p>
        </text:list-item>
        <text:list-item>
          <text:p text:style-name="P77">Perform the one single or one-or-more array modifications in the request body.</text:p>
        </text:list-item>
        <text:list-item>
          <text:p text:style-name="P77">Perform “after” SQL (if configured for this dataset).</text:p>
        </text:list-item>
        <text:list-item>
          <text:p text:style-name="P6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805508324" text:style-name="L20">
        <text:list-item>
          <text:p text:style-name="P73">Even though the first modification succeeded, it was rolled back.</text:p>
        </text:list-item>
        <text:list-item>
          <text:p text:style-name="P78">The first failing error message is shown.</text:p>
        </text:list-item>
        <text:list-item>
          <text:p text:style-name="P66">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0"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305934325" text:style-name="L21">
        <text:list-item>
          <text:p text:style-name="P6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7">Any RESTful parameters specified in the URI. <text:s/>These are passed as “p1”, “p2”, etc.</text:p>
        </text:list-item>
        <text:list-item>
          <text:p text:style-name="P67">The Jarvis secure parameters beginning with double-underscore. <text:s/>These include __username, __group_list, etc.</text:p>
        </text:list-item>
        <text:list-item>
          <text:p text:style-name="P67">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2175564737" text:style-name="L22">
        <text:list-item>
          <text:p text:style-name="P79">Using the Jarvis debug methods.</text:p>
        </text:list-item>
        <text:list-item>
          <text:p text:style-name="P79">Accessing the Jarvis Config “jconfig” object.</text:p>
        </text:list-item>
        <text:list-item>
          <text:p text:style-name="P79">Accessing the static configured plugin parameters.</text:p>
        </text:list-item>
        <text:list-item>
          <text:p text:style-name="P68">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020473444" text:style-name="L23">
        <text:list-item>
          <text:p text:style-name="P69">Dual-Core Intel @ 2.5 GHz, 4G of RAM. <text:s/>(CPU Blowfish rating 7.09).</text:p>
        </text:list-item>
        <text:list-item>
          <text:p text:style-name="P69">Kubuntu 09.10 (Karmic Koala).</text:p>
        </text:list-item>
        <text:list-item>
          <text:p text:style-name="P69">Apache 2 webserver using HTTP (not SSL).</text:p>
        </text:list-item>
        <text:list-item>
          <text:p text:style-name="P69">Apache jmeter client with five simultaneous threads.</text:p>
        </text:list-item>
        <text:list-item>
          <text:p text:style-name="P69">PostgreSQL database.</text:p>
        </text:list-item>
        <text:list-item>
          <text:p text:style-name="P6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662750136" text:style-name="L24">
        <text:list-item>
          <text:p text:style-name="P70">ExtJS 2.3. Please refer to Section <text:reference-ref text:reference-format="chapter" text:ref-name="Install ExtJS">11.4</text:reference-ref>, Page <text:reference-ref text:reference-format="page" text:ref-name="Install ExtJS">48</text:reference-ref> <text:reference-ref text:reference-format="direction" text:ref-name="Install ExtJS">below</text:reference-ref> for details on installing ExtJS 2.3.</text:p>
        </text:list-item>
        <text:list-item>
          <text:p text:style-name="P70">SHJS. Syntax Highlighting for Javascript. Please see below for further details on this.</text:p>
        </text:list-item>
        <text:list-item>
          <text:p text:style-name="P70">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Protovis library available on your machine,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h text:style-name="Heading_20_3" text:outline-level="3"><text:soft-page-break/>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2095600358" text:style-name="L25">
        <text:list-item>
          <text:p text:style-name="P49">Location of the database file. <text:s/>Default is /opt/jarvis/demo/db/demo.db.</text:p>
        </text:list-item>
        <text:list-item>
          <text:p text:style-name="P49">Location of the datasets configuration. <text:s/>Default is /opt/jarvis/demo/dataset.</text:p>
        </text:list-item>
        <text:list-item>
          <text:p text:style-name="P49">Location of the session files. <text:s/>Default is /tmp/demo.</text:p>
        </text:list-item>
        <text:list-item>
          <text:p text:style-name="P49">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3<text:tab/><text:page-number text:select-page="current">3</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1-12T17:06:25</dc:date>
    <meta:editing-duration>PT217H47M51S</meta:editing-duration>
    <meta:editing-cycles>453</meta:editing-cycles>
    <meta:generator>OpenOffice.org/3.1$Linux OpenOffice.org_project/310m19$Build-9420</meta:generator>
    <meta:print-date>2009-06-23T14:50:34</meta:print-date>
    <meta:document-statistic meta:table-count="25" meta:image-count="0" meta:object-count="0" meta:page-count="49" meta:paragraph-count="1529" meta:word-count="13269" meta:character-count="89883"/>
    <meta:user-defined meta:name="Info 1"/>
    <meta:user-defined meta:name="Info 2"/>
    <meta:user-defined meta:name="Info 3"/>
    <meta:user-defined meta:name="Info 4"/>
  </office:meta>
</office:document-meta>
</file>